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>
      <style:paragraph-properties fo:padding="0.0193in" fo:border="0.0008in solid #d9d9e3"/>
    </style:style>
    <style:style style:name="P11" style:family="paragraph" style:parent-style-name="Text_20_body" style:list-style-name="L1">
      <style:paragraph-properties fo:padding="0.0193in" fo:border="0.0008in solid #d9d9e3"/>
    </style:style>
    <style:style style:name="P12" style:family="paragraph" style:parent-style-name="Text_20_body" style:list-style-name="L2">
      <style:paragraph-properties fo:padding="0.0193in" fo:border="0.0008in solid #d9d9e3"/>
    </style:style>
    <style:style style:name="P13" style:family="paragraph" style:parent-style-name="Text_20_body" style:list-style-name="L3">
      <style:paragraph-properties fo:padding="0.0193in" fo:border="0.0008in solid #d9d9e3"/>
    </style:style>
    <style:style style:name="P14" style:family="paragraph" style:parent-style-name="Text_20_body" style:list-style-name="L4">
      <style:paragraph-properties fo:padding="0.0193in" fo:border="0.0008in solid #d9d9e3"/>
    </style:style>
    <style:style style:name="P15" style:family="paragraph" style:parent-style-name="Text_20_body" style:list-style-name="L5">
      <style:paragraph-properties fo:padding="0.0193in" fo:border="0.0008in solid #d9d9e3"/>
    </style:style>
    <style:style style:name="P16" style:family="paragraph" style:parent-style-name="Text_20_body" style:list-style-name="L6">
      <style:paragraph-properties fo:padding="0.0193in" fo:border="0.0008in solid #d9d9e3"/>
    </style:style>
    <style:style style:name="P17" style:family="paragraph" style:parent-style-name="Text_20_body" style:list-style-name="L7">
      <style:paragraph-properties fo:padding="0.0193in" fo:border="0.0008in solid #d9d9e3"/>
    </style:style>
    <style:style style:name="P18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- ответы для понимания и изучения темы</text:p>
      <text:p text:style-name="P1">ChatGPT</text:p>
      <text:p text:style-name="P2">ChatGPT</text:p>
      <text:p text:style-name="P10">Конечно, вот некоторые ответы, которые могут помочь вам лучше понять и изучить WordPress:</text:p>
      <text:h text:style-name="P18" text:outline-level="3">Основы WordPress:</text:h>
      <text:list xml:id="list7103796081305907936" text:style-name="L1">
        <text:list-item>
          <text:p text:style-name="P11"><text:span text:style-name="Strong_20_Emphasis">Что такое WordPress?</text:span></text:p>
          <text:list>
            <text:list-item>
              <text:p text:style-name="P3">WordPress — это бесплатная и открытая система управления контентом (CMS), которая позволяет создавать сайты различной сложности.</text:p>
            </text:list-item>
          </text:list>
        </text:list-item>
        <text:list-item>
          <text:p text:style-name="P11"><text:span text:style-name="Strong_20_Emphasis">Каковы основные компоненты WordPress?</text:span></text:p>
          <text:list>
            <text:list-item>
              <text:p text:style-name="P3">Основные компоненты WordPress включают ядро (core), темы (themes), плагины (plugins) и базу данных.</text:p>
            </text:list-item>
          </text:list>
        </text:list-item>
        <text:list-item>
          <text:p text:style-name="P11"><text:span text:style-name="Strong_20_Emphasis">Какие типы контента существуют в WordPress?</text:span></text:p>
          <text:list>
            <text:list-item>
              <text:p text:style-name="P11">В WordPress существуют записи (posts), страницы (pages) и пользовательские типы записей (custom post types).</text:p>
            </text:list-item>
          </text:list>
        </text:list-item>
      </text:list>
      <text:h text:style-name="P18" text:outline-level="3">Управление контентом:</text:h>
      <text:list xml:id="list7406195318314520892" text:style-name="L2">
        <text:list-item>
          <text:p text:style-name="P12"><text:span text:style-name="Strong_20_Emphasis">Как создать новую запись в WordPress?</text:span></text:p>
          <text:list>
            <text:list-item>
              <text:p text:style-name="P4">Для создания новой записи нужно зайти в раздел "Записи" в административной панели и выбрать "Добавить новую".</text:p>
            </text:list-item>
          </text:list>
        </text:list-item>
        <text:list-item>
          <text:p text:style-name="P12"><text:span text:style-name="Strong_20_Emphasis">Чем отличается запись от страницы в WordPress?</text:span></text:p>
          <text:list>
            <text:list-item>
              <text:p text:style-name="P4">Записи используются для постоянно обновляемого контента (блог, новости), в то время как страницы — для статического содержимого (о нас, контакты).</text:p>
            </text:list-item>
          </text:list>
        </text:list-item>
        <text:list-item>
          <text:p text:style-name="P12"><text:span text:style-name="Strong_20_Emphasis">Как управлять медиафайлами в WordPress?</text:span></text:p>
          <text:list>
            <text:list-item>
              <text:p text:style-name="P12">Медиафайлы загружаются через раздел "Медиафайлы". Они могут быть добавлены к записям или страницам.</text:p>
            </text:list-item>
          </text:list>
        </text:list-item>
      </text:list>
      <text:h text:style-name="P18" text:outline-level="3">Темы и Плагины:</text:h>
      <text:list xml:id="list6263666248439556664" text:style-name="L3">
        <text:list-item>
          <text:p text:style-name="P13"><text:span text:style-name="Strong_20_Emphasis">Как выбрать и установить тему в WordPress?</text:span></text:p>
          <text:list>
            <text:list-item>
              <text:p text:style-name="P5">В административной панели WordPress перейдите в раздел "Внешний вид" -&gt; "Темы" и выберите нужную тему для установки.</text:p>
            </text:list-item>
          </text:list>
        </text:list-item>
        <text:list-item>
          <text:p text:style-name="P13"><text:span text:style-name="Strong_20_Emphasis">Как установить и активировать плагин в WordPress?</text:span></text:p>
          <text:list>
            <text:list-item>
              <text:p text:style-name="P13">Зайдите в раздел "Плагины" -&gt; "Добавить новый", найдите нужный плагин, установите его и активируйте.</text:p>
            </text:list-item>
          </text:list>
        </text:list-item>
      </text:list>
      <text:h text:style-name="P18" text:outline-level="3">Кастомизация и Настройка:</text:h>
      <text:list xml:id="list8796725122923023262" text:style-name="L4">
        <text:list-item>
          <text:p text:style-name="P14"><text:span text:style-name="Strong_20_Emphasis">Как настроить меню в WordPress?</text:span></text:p>
          <text:list>
            <text:list-item>
              <text:p text:style-name="P6"><text:soft-page-break/>В разделе "Внешний вид" -&gt; "Меню" можно создать новое или изменить существующее меню.</text:p>
            </text:list-item>
          </text:list>
        </text:list-item>
        <text:list-item>
          <text:p text:style-name="P14"><text:span text:style-name="Strong_20_Emphasis">Как изменить логотип сайта в WordPress?</text:span></text:p>
          <text:list>
            <text:list-item>
              <text:p text:style-name="P14">Это можно сделать через раздел "Внешний вид" -&gt; "Настроить" -&gt; "Логотип сайта".</text:p>
            </text:list-item>
          </text:list>
        </text:list-item>
      </text:list>
      <text:h text:style-name="P18" text:outline-level="3">Безопасность и Обновления:</text:h>
      <text:list xml:id="list1912990170780871303" text:style-name="L5">
        <text:list-item>
          <text:p text:style-name="P15"><text:span text:style-name="Strong_20_Emphasis">Как обновить WordPress до последней версии?</text:span></text:p>
          <text:list>
            <text:list-item>
              <text:p text:style-name="P7">В административной панели WordPress, в разделе "Обновления" можно проверить и выполнить обновления.</text:p>
            </text:list-item>
          </text:list>
        </text:list-item>
        <text:list-item>
          <text:p text:style-name="P15"><text:span text:style-name="Strong_20_Emphasis">Как обеспечить безопасность сайта на WordPress?</text:span></text:p>
          <text:list>
            <text:list-item>
              <text:p text:style-name="P15">Регулярно обновляйте ядро, темы и плагины, используйте надежные пароли, устанавливайте плагины безопасности.</text:p>
            </text:list-item>
          </text:list>
        </text:list-item>
      </text:list>
      <text:h text:style-name="P18" text:outline-level="3">SEO и Аналитика:</text:h>
      <text:list xml:id="list7585066898619685465" text:style-name="L6">
        <text:list-item>
          <text:p text:style-name="P16"><text:span text:style-name="Strong_20_Emphasis">Как улучшить SEO сайта на WordPress?</text:span></text:p>
          <text:list>
            <text:list-item>
              <text:p text:style-name="P8">Используйте SEO-плагины, создавайте качественный контент с ключевыми словами, оптимизируйте заголовки и мета-описания.</text:p>
            </text:list-item>
          </text:list>
        </text:list-item>
        <text:list-item>
          <text:p text:style-name="P16"><text:span text:style-name="Strong_20_Emphasis">Как настроить аналитику для отслеживания трафика на сайте?</text:span></text:p>
          <text:list>
            <text:list-item>
              <text:p text:style-name="P16">Подключите Google Analytics, используйте специализированные плагины для отслеживания посещаемости.</text:p>
            </text:list-item>
          </text:list>
        </text:list-item>
      </text:list>
      <text:h text:style-name="P18" text:outline-level="3">Разработка и Пользователи:</text:h>
      <text:list xml:id="list5697921318379112271" text:style-name="L7">
        <text:list-item>
          <text:p text:style-name="P17"><text:span text:style-name="Strong_20_Emphasis">Как создать собственную тему в WordPress?</text:span></text:p>
          <text:list>
            <text:list-item>
              <text:p text:style-name="P9">Изучите структуру темы, используйте документацию WordPress и разработайте тему с помощью HTML, CSS и PHP.</text:p>
            </text:list-item>
          </text:list>
        </text:list-item>
        <text:list-item>
          <text:p text:style-name="P17"><text:span text:style-name="Strong_20_Emphasis">Как управлять пользователями и их правами в WordPress?</text:span></text:p>
          <text:list>
            <text:list-item>
              <text:p text:style-name="P17">Используйте различные роли пользователей (администратор, автор, редактор) и управляйте их доступом к контенту и функциям.</text:p>
            </text:list-item>
          </text:list>
        </text:list-item>
      </text:list>
      <text:p text:style-name="P10">Это лишь некоторые вопросы и ответы, которые могут помочь вам лучше понять и изучить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6T03:38:28.27</dc:date>
    <meta:document-statistic meta:table-count="0" meta:image-count="0" meta:object-count="0" meta:page-count="2" meta:paragraph-count="44" meta:word-count="408" meta:character-count="2827"/>
    <dc:creator>Dima Wide</dc:creator>
    <meta:user-defined meta:name="Info 1"/>
    <meta:user-defined meta:name="Info 2"/>
    <meta:user-defined meta:name="Info 3"/>
    <meta:user-defined meta:name="Info 4"/>
  </office:meta>
</office:document-meta>
</file>